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SelectByPrefTask.RepSelectByPref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SelectByPref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SelectByPrefTask.reportSelectByPrefix( List taskSta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